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210" officeooo:paragraph-rsid="0017e210"/>
    </style:style>
    <style:style style:name="P2" style:family="paragraph" style:parent-style-name="Standard">
      <style:text-properties officeooo:rsid="00181cc8" officeooo:paragraph-rsid="00181cc8"/>
    </style:style>
    <style:style style:name="P3" style:family="paragraph" style:parent-style-name="Standard">
      <style:text-properties officeooo:rsid="0019b2c7" officeooo:paragraph-rsid="0019b2c7"/>
    </style:style>
    <style:style style:name="P4" style:family="paragraph" style:parent-style-name="Standard">
      <style:text-properties officeooo:rsid="0019fec2" officeooo:paragraph-rsid="0019fec2"/>
    </style:style>
    <style:style style:name="P5" style:family="paragraph" style:parent-style-name="Standard">
      <style:text-properties officeooo:rsid="001d084a" officeooo:paragraph-rsid="001d084a"/>
    </style:style>
    <style:style style:name="P6" style:family="paragraph" style:parent-style-name="Standard">
      <style:text-properties officeooo:rsid="001d5a19" officeooo:paragraph-rsid="001d5a19"/>
    </style:style>
    <style:style style:name="P7" style:family="paragraph" style:parent-style-name="Standard">
      <style:text-properties officeooo:rsid="001e9b43" officeooo:paragraph-rsid="001e9b43"/>
    </style:style>
    <style:style style:name="P8" style:family="paragraph" style:parent-style-name="Standard">
      <style:text-properties officeooo:rsid="001efd5f" officeooo:paragraph-rsid="001efd5f"/>
    </style:style>
    <style:style style:name="P9" style:family="paragraph" style:parent-style-name="Standard">
      <style:text-properties fo:font-weight="bold" officeooo:rsid="00255c86" officeooo:paragraph-rsid="00255c86" style:font-weight-asian="bold" style:font-weight-complex="bold"/>
    </style:style>
    <style:style style:name="P10" style:family="paragraph" style:parent-style-name="Standard">
      <style:text-properties fo:font-weight="bold" officeooo:rsid="0026fdae" officeooo:paragraph-rsid="0026fdae" style:font-weight-asian="bold" style:font-weight-complex="bold"/>
    </style:style>
    <style:style style:name="P11" style:family="paragraph" style:parent-style-name="Standard">
      <style:text-properties fo:font-weight="normal" officeooo:rsid="0027a576" officeooo:paragraph-rsid="0027a576" style:font-weight-asian="normal" style:font-weight-complex="normal"/>
    </style:style>
    <style:style style:name="P12" style:family="paragraph" style:parent-style-name="Standard">
      <style:text-properties fo:font-weight="normal" officeooo:rsid="002a6db1" officeooo:paragraph-rsid="002a6db1" style:font-weight-asian="normal" style:font-weight-complex="normal"/>
    </style:style>
    <style:style style:name="P13" style:family="paragraph" style:parent-style-name="Standard">
      <style:text-properties fo:font-weight="normal" officeooo:rsid="002c3161" officeooo:paragraph-rsid="002c3161" style:font-weight-asian="normal" style:font-weight-complex="normal"/>
    </style:style>
    <style:style style:name="P14" style:family="paragraph" style:parent-style-name="Standard">
      <style:text-properties fo:font-weight="normal" officeooo:rsid="002e308b" officeooo:paragraph-rsid="002e308b" style:font-weight-asian="normal" style:font-weight-complex="normal"/>
    </style:style>
    <style:style style:name="P15" style:family="paragraph" style:parent-style-name="Standard">
      <style:text-properties fo:font-weight="normal" officeooo:rsid="002ffa6b" officeooo:paragraph-rsid="002ffa6b" style:font-weight-asian="normal" style:font-weight-complex="normal"/>
    </style:style>
    <style:style style:name="P16" style:family="paragraph" style:parent-style-name="Standard">
      <style:text-properties fo:font-weight="normal" officeooo:rsid="003166d0" officeooo:paragraph-rsid="003166d0" style:font-weight-asian="normal" style:font-weight-complex="normal"/>
    </style:style>
    <style:style style:name="P17" style:family="paragraph" style:parent-style-name="Standard">
      <style:text-properties fo:font-weight="normal" officeooo:rsid="00318bfc" officeooo:paragraph-rsid="00318bfc" style:font-weight-asian="normal" style:font-weight-complex="normal"/>
    </style:style>
    <style:style style:name="P18" style:family="paragraph" style:parent-style-name="Standard">
      <style:text-properties fo:font-weight="normal" officeooo:rsid="0034ad09" officeooo:paragraph-rsid="0034ad09" style:font-weight-asian="normal" style:font-weight-complex="normal"/>
    </style:style>
    <style:style style:name="P19" style:family="paragraph" style:parent-style-name="Standard">
      <style:text-properties fo:font-weight="normal" officeooo:rsid="0036f6d2" officeooo:paragraph-rsid="0036f6d2" style:font-weight-asian="normal" style:font-weight-complex="normal"/>
    </style:style>
    <style:style style:name="P20" style:family="paragraph" style:parent-style-name="Standard">
      <style:text-properties officeooo:rsid="003944b8" officeooo:paragraph-rsid="003944b8"/>
    </style:style>
    <style:style style:name="P21" style:family="paragraph" style:parent-style-name="Standard">
      <style:text-properties fo:font-weight="bold" officeooo:rsid="003944b8" officeooo:paragraph-rsid="003944b8" style:font-weight-asian="bold" style:font-weight-complex="bold"/>
    </style:style>
    <style:style style:name="P22" style:family="paragraph" style:parent-style-name="Standard">
      <style:text-properties fo:font-weight="bold" officeooo:rsid="0041f68e" officeooo:paragraph-rsid="0041f68e" style:font-weight-asian="bold" style:font-weight-complex="bold"/>
    </style:style>
    <style:style style:name="P23" style:family="paragraph" style:parent-style-name="Standard">
      <style:text-properties fo:font-weight="normal" officeooo:rsid="003944b8" officeooo:paragraph-rsid="003944b8" style:font-weight-asian="normal" style:font-weight-complex="normal"/>
    </style:style>
    <style:style style:name="P24" style:family="paragraph" style:parent-style-name="Standard">
      <style:text-properties officeooo:rsid="003a2fb3" officeooo:paragraph-rsid="003a2fb3"/>
    </style:style>
    <style:style style:name="P25" style:family="paragraph" style:parent-style-name="Standard">
      <style:text-properties officeooo:rsid="003d03ef" officeooo:paragraph-rsid="003d03ef"/>
    </style:style>
    <style:style style:name="P26" style:family="paragraph" style:parent-style-name="Standard">
      <style:text-properties officeooo:rsid="003eb9fe" officeooo:paragraph-rsid="003eb9fe"/>
    </style:style>
    <style:style style:name="T1" style:family="text">
      <style:text-properties officeooo:rsid="001b08d2"/>
    </style:style>
    <style:style style:name="T2" style:family="text">
      <style:text-properties officeooo:rsid="0020c6bb"/>
    </style:style>
    <style:style style:name="T3" style:family="text">
      <style:text-properties officeooo:rsid="003355ce"/>
    </style:style>
    <style:style style:name="T4" style:family="text">
      <style:text-properties officeooo:rsid="00366fec"/>
    </style:style>
    <style:style style:name="T5" style:family="text">
      <style:text-properties officeooo:rsid="003a2fb3"/>
    </style:style>
    <style:style style:name="T6" style:family="text">
      <style:text-properties officeooo:rsid="003b4c9f"/>
    </style:style>
    <style:style style:name="T7" style:family="text">
      <style:text-properties officeooo:rsid="003eb9fe"/>
    </style:style>
    <style:style style:name="T8" style:family="text">
      <style:text-properties officeooo:rsid="003f7647"/>
    </style:style>
    <style:style style:name="T9" style:family="text">
      <style:text-properties officeooo:rsid="0041f6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otyczy klasyfikacji</text:p>
      <text:p text:style-name="P1">Zadanie rozpoznawania obiektów mieśic się w obrzasze zadań sztuczenj inteligencji.</text:p>
      <text:p text:style-name="P1">Zbiór obiektów podzielić na klasy, metodami komputerowymi.</text:p>
      <text:p text:style-name="P1">Im więcej obiektów rośnie czas obliczeń, klasy są nam z góry narzucone.</text:p>
      <text:p text:style-name="P2">Jeżeli zdołamy zaprogramowac system komputeroeyw który klasyfikuje podejmując decyzje podobne do ludzkiej wtedy mamy styczność z inteligencją.</text:p>
      <text:p text:style-name="P2">Będziemy rozpoznawać cyfrowe reprezentacje obiektów czyli zbiór danych dobrze opisujących te obiekty.</text:p>
      <text:p text:style-name="P2">Dane ze względy na wykonywanie zadanie mnie interesują z punktu widzenia zadania.</text:p>
      <text:p text:style-name="P2">Obraz to może być vektor danych.</text:p>
      <text:p text:style-name="P2">Klasyfikować taki zbiór obiektów tzn komputerowo podzielić zbiór obiektów zgodny z podziałem człowieka (experta)</text:p>
      <text:p text:style-name="P2">Przykład zadania klasyfikacji:</text:p>
      <text:p text:style-name="P2">dostajemy zbiór kilkudziesięci obrazków cyferek</text:p>
      <text:p text:style-name="P2">w kształcie kwadratów i wycentrowane.</text:p>
      <text:p text:style-name="P2">Każdy obraz ma ukrytą etykietę zawierająca (informację kontrolną, czy obrazek został dobrze zakwalifikowany do odpowiedniej grupy)</text:p>
      <text:p text:style-name="P3">przedstawić w postacji cyfrowych danych do klasyfikacji</text:p>
      <text:p text:style-name="P4">podzielić na obszary zamknięte albo otwarte </text:p>
      <text:p text:style-name="P4">kolejny przecięcie i ilość punktów przeciecia</text:p>
      <text:p text:style-name="P4">dla obszarów zamkniętych sprawdzamy czy są częściowo zamknięte</text:p>
      <text:p text:style-name="P4">przeciąć na wyskokości 1/3 i 2/3 sprawdzając ilość punktów przecięcia</text:p>
      <text:p text:style-name="P4">dzielimy przez potęge 2 czyli dla 10 klas musimy ustalić 4 cechy (1 cecha daje nam 2, 2 daje nam 4, <text:s/>3 daję nam 8 a 4 daje nam 16 <text:span text:style-name="T1">czyli mamy więcej niż 10 klas</text:span>)</text:p>
      <text:p text:style-name="P5">procent poprawnych przypisań ( w licznuku wszystkie poprawne a mianowniku całkowitą liczbę obiektów)</text:p>
      <text:p text:style-name="P5"/>
      <text:p text:style-name="P6">Będziemy klasyfikować teksty (artykuły roteirsa)</text:p>
      <text:p text:style-name="P6">w górnej części artykółow będą etykiety</text:p>
      <text:p text:style-name="P6">w instrukcji link do źródła z artykułami.</text:p>
      <text:p text:style-name="P6">Pierwszy etap wykorzystanie etykiet, posidających jedną wartosć w places</text:p>
      <text:p text:style-name="P7">tworzymy stop lista (zbiór słow, wyrażeń które wrzucamy do naszej listy)</text:p>
      <text:p text:style-name="P7">punkt wyjścia i wejścia</text:p>
      <text:p text:style-name="P7">dostajemy wektor cech.</text:p>
      <text:p text:style-name="P8">60% danych będą danymi uczącymi</text:p>
      <text:p text:style-name="P8">tworzymy wektor z danych uczących i na podstawie wektora porównujemy z danymi do grupowania klasyfikujemy przez metodę k najbliższych sąsiadów.<text:span text:style-name="T2">(knn)</text:span></text:p>
      <text:p text:style-name="P9">technologia: java albo c#</text:p>
      <text:p text:style-name="P10">grupy dwuosobowe</text:p>
      <text:p text:style-name="P10"/>
      <text:p text:style-name="P11">ekstrakcja cech wydobywanie z obiektów ważnych cech, które pomogą w klasyfikacji</text:p>
      <text:p text:style-name="P12">pierwsza część zadania </text:p>
      <text:p text:style-name="P12">zacząć od danych na których będziemy pracować musimy je wczytać do programu będzie umiało odczytać i podzielić na zbiór uczący i zbiór testowy</text:p>
      <text:p text:style-name="P12">stosować <text:span text:style-name="T9">interfejsy</text:span> aby mieć adapter do wczytywania tekstów</text:p>
      <text:p text:style-name="P13">wczytywanie i dzielenie tekstów na potrzeby zadania</text:p>
      <text:p text:style-name="P13"/>
      <text:p text:style-name="P14">Laborki 2</text:p>
      <text:p text:style-name="P14"/>
      <text:p text:style-name="P15">Algorytm kNN na zbiorze wektorów. </text:p>
      <text:p text:style-name="P15"/>
      <text:p text:style-name="P15"/>
      <text:p text:style-name="P16"><text:soft-page-break/>Wskazówki <text:span text:style-name="T3">cech do klasyfikację tekstu</text:span></text:p>
      <text:p text:style-name="P16">Reprezentacja tekstu</text:p>
      <text:p text:style-name="P16">1. Liczba słów</text:p>
      <text:p text:style-name="P16">2. Występowanie określonych podciągów</text:p>
      <text:p text:style-name="P16">3. Występowanie określonych słów kluczowych</text:p>
      <text:p text:style-name="P16">4. Liczba wystąpień wybranych słów kluczowych</text:p>
      <text:p text:style-name="P16">5. Jw. dla słów wybranych przez użytkownika</text:p>
      <text:p text:style-name="P16">6. Częstość wystąpień słów kluczowych</text:p>
      <text:p text:style-name="P17">7. Odległość wybranego słowa od początku tekstu</text:p>
      <text:p text:style-name="P17"/>
      <text:p text:style-name="P18">Słowa niepotrzebne (stop lista): ile, ale, dlatego, ponieważ, gdy, kiedy</text:p>
      <text:p text:style-name="P18">Jak robimy stop-liste:</text:p>
      <text:p text:style-name="P18">nie będą należały słowa kluczowe, nie związane z etykietami, stop-termy, rolą zbioru uczącego pomaga stworzyć stop listę i poprawiać klasyfikację. <text:span text:style-name="T4">Zbiór uczący służy jako zbiór przykładów.</text:span></text:p>
      <text:p text:style-name="P19">Stemizacja (kerming)- odmiany od słów i ich wszystkie końcówki. Polega na uproszczeniu różnych znaków graficznych do jednego znaczącego to samo, dla ułatwienia pracy na zbiorach.</text:p>
      <text:p text:style-name="P19"/>
      <text:p text:style-name="P17"/>
      <text:p text:style-name="P21">Laboratorium 3</text:p>
      <text:p text:style-name="P21"/>
      <text:p text:style-name="P23">pojedynczą </text:p>
      <text:p text:style-name="P20"/>
      <text:p text:style-name="P20">Ekstrakcja danych to : ciąg, zbiór indeksowany <text:span text:style-name="T5">reprezentacji obiektów</text:span></text:p>
      <text:p text:style-name="P20">punkt wyjścia do początku działania algorytmu N</text:p>
      <text:p text:style-name="P20"/>
      <text:p text:style-name="P24">algorytm kNN</text:p>
      <text:p text:style-name="P24">1. dany jest zbiór R N-elementowy, <text:span text:style-name="T7">Tp=0</text:span></text:p>
      <text:p text:style-name="P24">2. podzielenie na zbiór uczący RU M-elementowy (N należy do zbioru liczb naturalnych M&lt;N) <text:s/>i testowy RT <text:span text:style-name="T6">N-M</text:span>-elementowy (żaden nie może być pusty)</text:p>
      <text:p text:style-name="P24">3. <text:span text:style-name="T6">określamy parametr K &lt;=N (najczęściej z zakresu 1-30)</text:span></text:p>
      <text:p text:style-name="P25">4. dla każdego elementu ze zbioru RT jest obliczana odległość do każdego elementu zbioru RU</text:p>
      <text:p text:style-name="P25"><text:tab/>i spośród M uzyskanych wartości wybieramy k najmniejszych. <text:span text:style-name="T7">Spośród tych k-elementów wybieramy najliczniej reprezentowaną etykietę E. Przypisujemy aktualnie badany element do E.</text:span></text:p>
      <text:p text:style-name="P26">5. Dla każdego elementu sprawdzamy wartość E z jego etykietą.</text:p>
      <text:p text:style-name="P26">- Jeśli E=etykieta wtedy Tp++</text:p>
      <text:p text:style-name="P26">6. <text:span text:style-name="T8">Wyliczamy Acc = Tp/(N-M)</text:span></text:p>
      <text:p text:style-name="P6"/>
      <text:p text:style-name="P4"/>
      <text:p text:style-name="P22">przygotowanie sprawozdań do projektu w części opisujący problem i wszystkie występujące cechy wyekstrachowane w programie. Opis dokładnych cech zakres możliwych wartości, jakimi symbolami będą reprezentowa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2:11:17.100000000</meta:creation-date>
    <meta:generator>LibreOffice/6.1.3.2$Windows_x86 LibreOffice_project/86daf60bf00efa86ad547e59e09d6bb77c699acb</meta:generator>
    <dc:date>2019-03-31T13:27:25.782000000</dc:date>
    <meta:editing-duration>PT1H59M25S</meta:editing-duration>
    <meta:editing-cycles>26</meta:editing-cycles>
    <meta:document-statistic meta:table-count="0" meta:image-count="0" meta:object-count="0" meta:page-count="2" meta:paragraph-count="65" meta:word-count="593" meta:character-count="4190" meta:non-whitespace-character-count="3655"/>
  </office:meta>
</office:document-meta>
</file>